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7DA13D318277F8C8.png" manifest:media-type="image/png"/>
  <manifest:file-entry manifest:full-path="Pictures/1000000100000780000004387884E43DC345DF4D.png" manifest:media-type="image/png"/>
  <manifest:file-entry manifest:full-path="Pictures/1000000100000780000004381E0D454750E7F725.png" manifest:media-type="image/png"/>
  <manifest:file-entry manifest:full-path="Pictures/100000010000078000000438E33AAC7A7D9B3A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212cm" svg:y="-1.508cm" svg:width="17cm" svg:height="6.02cm" draw:z-index="0"><draw:image xlink:href="Pictures/100000010000078000000438E33AAC7A7D9B3AC4.png" xlink:type="simple" xlink:show="embed" xlink:actuate="onLoad" draw:mime-type="image/png"/></draw:frame><draw:frame draw:style-name="fr1" draw:name="Image2" text:anchor-type="char" svg:x="-0.238cm" svg:y="4.657cm" svg:width="17cm" svg:height="6.338cm" draw:z-index="1"><draw:image xlink:href="Pictures/1000000100000780000004387884E43DC345DF4D.png" xlink:type="simple" xlink:show="embed" xlink:actuate="onLoad" draw:mime-type="image/png"/></draw:frame><draw:frame draw:style-name="fr1" draw:name="Image3" text:anchor-type="char" svg:x="-0.185cm" svg:y="11.245cm" svg:width="17cm" svg:height="7.184cm" draw:z-index="2"><draw:image xlink:href="Pictures/1000000100000780000004381E0D454750E7F725.png" xlink:type="simple" xlink:show="embed" xlink:actuate="onLoad" draw:mime-type="image/png"/></draw:frame><draw:frame draw:style-name="fr1" draw:name="Image4" text:anchor-type="char" svg:x="0.079cm" svg:y="19.3cm" svg:width="17cm" svg:height="8.4cm" draw:z-index="3"><draw:image xlink:href="Pictures/1000000100000780000004387DA13D318277F8C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0:13:47.181344236</meta:creation-date>
    <dc:date>2024-09-13T10:24:40.304695377</dc:date>
    <meta:editing-duration>PT10M55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